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fill="solid" draw:fill-color="#00ff00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ff0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fill="solid" draw:fill-color="#660066" draw:textarea-horizontal-align="center" draw:textarea-vertical-align="middle"/>
    </style:style>
    <style:style style:name="gr13" style:family="graphic" style:parent-style-name="standard">
      <style:graphic-properties draw:fill="solid" draw:fill-color="#9966c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color="#ffffff"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rect draw:style-name="gr1" draw:text-style-name="P1" draw:id="id19" draw:layer="layout" svg:width="3cm" svg:height="1cm" svg:x="16cm" svg:y="12.547cm">
          <text:p text:style-name="P1">SOURCE</text:p>
        </draw:rect>
        <draw:rect draw:style-name="gr1" draw:text-style-name="P1" draw:id="id1" draw:layer="layout" svg:width="3cm" svg:height="1cm" svg:x="16cm" svg:y="14.547cm">
          <text:p text:style-name="P1">FUNC</text:p>
        </draw:rect>
        <draw:rect draw:style-name="gr1" draw:text-style-name="P1" draw:id="id24" draw:layer="layout" svg:width="2.5cm" svg:height="1cm" svg:x="2cm" svg:y="21.047cm">
          <text:p text:style-name="P1">int</text:p>
        </draw:rect>
        <draw:rect draw:style-name="gr1" draw:text-style-name="P1" draw:id="id3" draw:layer="layout" svg:width="3cm" svg:height="1cm" svg:x="25.5cm" svg:y="17.547cm">
          <text:p text:style-name="P1">BLOCK</text:p>
        </draw:rect>
        <draw:rect draw:style-name="gr1" draw:text-style-name="P1" draw:id="id15" draw:layer="layout" svg:width="2.5cm" svg:height="1cm" svg:x="5.5cm" svg:y="18.547cm">
          <text:p text:style-name="P1">main</text:p>
        </draw:rect>
        <draw:rect draw:style-name="gr1" draw:text-style-name="P1" draw:id="id16" draw:layer="layout" svg:width="4.5cm" svg:height="1cm" svg:x="9.5cm" svg:y="18.547cm">
          <text:p text:style-name="P1">ARGUMENTS</text:p>
        </draw:rect>
        <draw:rect draw:style-name="gr1" draw:text-style-name="P1" draw:id="id17" draw:layer="layout" svg:width="3.5cm" svg:height="1cm" svg:x="10cm" svg:y="21.047cm">
          <text:p text:style-name="P1">NONE</text:p>
        </draw:rect>
        <draw:rect draw:style-name="gr1" draw:text-style-name="P1" draw:id="id4" draw:layer="layout" svg:width="5.5cm" svg:height="1cm" svg:x="15.5cm" svg:y="20.047cm">
          <text:p text:style-name="P1">DECLARATION</text:p>
        </draw:rect>
        <draw:rect draw:style-name="gr1" draw:text-style-name="P1" draw:id="id5" draw:layer="layout" svg:width="4cm" svg:height="1cm" svg:x="29.5cm" svg:y="20.047cm">
          <text:p text:style-name="P1">STATEMENT</text:p>
        </draw:rect>
        <draw:rect draw:style-name="gr1" draw:text-style-name="P1" draw:id="id6" draw:layer="layout" svg:width="4.5cm" svg:height="1cm" svg:x="26.5cm" svg:y="22.547cm">
          <text:p text:style-name="P1">EXPRESSION</text:p>
        </draw:rect>
        <draw:rect draw:style-name="gr1" draw:text-style-name="P1" draw:id="id18" draw:layer="layout" svg:width="5.5cm" svg:height="1cm" svg:x="17.5cm" svg:y="22.547cm">
          <text:p text:style-name="P1">DECLARATOR</text:p>
        </draw:rect>
        <draw:rect draw:style-name="gr1" draw:text-style-name="P1" draw:id="id8" draw:layer="layout" svg:width="4.5cm" svg:height="1cm" svg:x="18cm" svg:y="25.047cm">
          <text:p text:style-name="P1">ASSIGNMENT</text:p>
        </draw:rect>
        <draw:rect draw:style-name="gr1" draw:text-style-name="P1" draw:id="id7" draw:layer="layout" svg:width="2.5cm" svg:height="1cm" svg:x="35.5cm" svg:y="22.547cm">
          <text:p text:style-name="P1">return</text:p>
        </draw:rect>
        <draw:rect draw:style-name="gr1" draw:text-style-name="P1" draw:id="id22" draw:layer="layout" svg:width="4.5cm" svg:height="1cm" svg:x="34.5cm" svg:y="25.047cm">
          <text:p text:style-name="P1">EXPRESSION</text:p>
        </draw:rect>
        <draw:rect draw:style-name="gr1" draw:text-style-name="P1" draw:id="id28" draw:layer="layout" svg:width="2.5cm" svg:height="1cm" svg:x="35.5cm" svg:y="30.047cm">
          <text:p text:style-name="P1">0</text:p>
        </draw:rect>
        <draw:rect draw:style-name="gr1" draw:text-style-name="P1" draw:id="id26" draw:layer="layout" svg:width="2.5cm" svg:height="1cm" svg:x="25.5cm" svg:y="25.047cm">
          <text:p text:style-name="P1">printf</text:p>
        </draw:rect>
        <draw:rect draw:style-name="gr1" draw:text-style-name="P1" draw:id="id13" draw:layer="layout" svg:width="4.5cm" svg:height="1cm" svg:x="29cm" svg:y="25.047cm">
          <text:p text:style-name="P1">ARGUMENTS</text:p>
        </draw:rect>
        <draw:rect draw:style-name="gr1" draw:text-style-name="P1" draw:id="id9" draw:layer="layout" svg:width="5cm" svg:height="1cm" svg:x="14cm" svg:y="27.547cm">
          <text:p text:style-name="P1">LASSIGNMENT</text:p>
        </draw:rect>
        <draw:rect draw:style-name="gr1" draw:text-style-name="P1" draw:id="id10" draw:layer="layout" svg:width="5cm" svg:height="1cm" svg:x="21cm" svg:y="27.547cm">
          <text:p text:style-name="P1">RASSIGNMENT</text:p>
        </draw:rect>
        <draw:rect draw:style-name="gr1" draw:text-style-name="P1" draw:id="id29" draw:layer="layout" svg:width="4cm" svg:height="1cm" svg:x="21.5cm" svg:y="32.047cm">
          <text:p text:style-name="P1">“Hello!”</text:p>
        </draw:rect>
        <draw:rect draw:style-name="gr1" draw:text-style-name="P1" draw:id="id12" draw:layer="layout" svg:width="2.5cm" svg:height="1cm" svg:x="17cm" svg:y="30.047cm">
          <text:p text:style-name="P1">ARRAY</text:p>
        </draw:rect>
        <draw:rect draw:style-name="gr1" draw:text-style-name="P1" draw:id="id11" draw:layer="layout" svg:width="2.5cm" svg:height="1cm" svg:x="13.5cm" svg:y="30.047cm">
          <text:p text:style-name="P1">halo</text:p>
        </draw:rect>
        <draw:rect draw:style-name="gr1" draw:text-style-name="P1" draw:id="id14" draw:layer="layout" svg:width="2.5cm" svg:height="1cm" svg:x="31.5cm" svg:y="27.547cm">
          <text:p text:style-name="P1">halo</text:p>
        </draw:rect>
        <draw:rect draw:style-name="gr1" draw:text-style-name="P1" draw:id="id27" draw:layer="layout" svg:width="3cm" svg:height="1cm" svg:x="27.5cm" svg:y="30.047cm">
          <text:p text:style-name="P1">“%s\n”</text:p>
        </draw:rect>
        <draw:rect draw:style-name="gr1" draw:text-style-name="P1" draw:id="id21" draw:layer="layout" svg:width="2.5cm" svg:height="1cm" svg:x="17cm" svg:y="32.047cm">
          <text:p text:style-name="P1">NONE</text:p>
        </draw:rect>
        <draw:connector draw:style-name="gr2" draw:text-style-name="P2" draw:layer="layout" draw:type="lines" draw:line-skew="0cm -2cm" svg:x1="17.5cm" svg:y1="15.547cm" svg:x2="3.25cm" svg:y2="18.547cm" draw:start-shape="id1" draw:start-glue-point="2" draw:end-shape="id2" draw:end-glue-point="0" svg:d="m17500 15547v500h-14250v2500">
          <text:p/>
        </draw:connector>
        <draw:connector draw:style-name="gr2" draw:text-style-name="P2" draw:layer="layout" draw:type="lines" draw:line-skew="0cm -1cm" svg:x1="17.5cm" svg:y1="15.547cm" svg:x2="27cm" svg:y2="17.547cm" draw:start-shape="id1" draw:start-glue-point="2" draw:end-shape="id3" draw:end-glue-point="0" svg:d="m17500 15547v500h9500v1500">
          <text:p/>
        </draw:connector>
        <draw:connector draw:style-name="gr2" draw:text-style-name="P2" draw:layer="layout" draw:type="lines" draw:line-skew="0cm -0.5cm" svg:x1="27cm" svg:y1="18.547cm" svg:x2="18.25cm" svg:y2="20.047cm" draw:start-shape="id3" draw:start-glue-point="2" draw:end-shape="id4" draw:end-glue-point="0" svg:d="m27000 18547v500h-8750v1000">
          <text:p/>
        </draw:connector>
        <draw:connector draw:style-name="gr2" draw:text-style-name="P2" draw:layer="layout" draw:type="lines" draw:line-skew="0cm -0.5cm" svg:x1="27cm" svg:y1="18.547cm" svg:x2="31.5cm" svg:y2="20.047cm" draw:start-shape="id3" draw:start-glue-point="2" draw:end-shape="id5" draw:end-glue-point="0" svg:d="m27000 18547v500h4500v1000">
          <text:p/>
        </draw:connector>
        <draw:connector draw:style-name="gr2" draw:text-style-name="P2" draw:layer="layout" draw:type="lines" draw:line-skew="0cm -0.5cm" svg:x1="31.5cm" svg:y1="21.047cm" svg:x2="28.75cm" svg:y2="22.547cm" draw:start-shape="id5" draw:start-glue-point="2" draw:end-shape="id6" draw:end-glue-point="0" svg:d="m31500 21047v500h-2750v1000">
          <text:p/>
        </draw:connector>
        <draw:connector draw:style-name="gr2" draw:text-style-name="P2" draw:layer="layout" draw:type="lines" draw:line-skew="0cm -0.5cm" svg:x1="31.5cm" svg:y1="21.047cm" svg:x2="36.75cm" svg:y2="22.547cm" draw:start-shape="id5" draw:start-glue-point="2" draw:end-shape="id7" draw:end-glue-point="0" svg:d="m31500 21047v500h5250v1000">
          <text:p/>
        </draw:connector>
        <draw:connector draw:style-name="gr2" draw:text-style-name="P2" draw:layer="layout" draw:type="lines" draw:line-skew="0cm -0.5cm" svg:x1="20.25cm" svg:y1="26.047cm" svg:x2="16.5cm" svg:y2="27.547cm" draw:start-shape="id8" draw:start-glue-point="2" draw:end-shape="id9" draw:end-glue-point="0" svg:d="m20250 26047v500h-3750v1000">
          <text:p/>
        </draw:connector>
        <draw:connector draw:style-name="gr2" draw:text-style-name="P2" draw:layer="layout" draw:type="lines" draw:line-skew="0cm -0.5cm" svg:x1="20.25cm" svg:y1="26.047cm" svg:x2="23.5cm" svg:y2="27.547cm" draw:start-shape="id8" draw:start-glue-point="2" draw:end-shape="id10" draw:end-glue-point="0" svg:d="m20250 26047v500h3250v1000">
          <text:p/>
        </draw:connector>
        <draw:connector draw:style-name="gr2" draw:text-style-name="P2" draw:layer="layout" draw:type="lines" draw:line-skew="0cm -0.5cm" svg:x1="16.5cm" svg:y1="28.547cm" svg:x2="14.75cm" svg:y2="30.047cm" draw:start-shape="id9" draw:start-glue-point="2" draw:end-shape="id11" draw:end-glue-point="0" svg:d="m16500 28547v500h-1750v1000">
          <text:p/>
        </draw:connector>
        <draw:connector draw:style-name="gr2" draw:text-style-name="P2" draw:layer="layout" draw:type="lines" draw:line-skew="0cm -0.5cm" svg:x1="16.5cm" svg:y1="28.547cm" svg:x2="18.25cm" svg:y2="30.047cm" draw:start-shape="id9" draw:start-glue-point="2" draw:end-shape="id12" draw:end-glue-point="0" svg:d="m16500 28547v500h1750v1000">
          <text:p/>
        </draw:connector>
        <draw:connector draw:style-name="gr2" draw:text-style-name="P2" draw:layer="layout" draw:type="lines" draw:line-skew="0cm -0.5cm" svg:x1="31.25cm" svg:y1="26.047cm" svg:x2="32.75cm" svg:y2="27.547cm" draw:start-shape="id13" draw:start-glue-point="2" draw:end-shape="id14" draw:end-glue-point="0" svg:d="m31250 26047v500h1500v1000">
          <text:p/>
        </draw:connector>
        <draw:connector draw:style-name="gr2" draw:text-style-name="P2" draw:layer="layout" draw:type="lines" draw:line-skew="0cm -2cm" svg:x1="17.5cm" svg:y1="15.547cm" svg:x2="6.75cm" svg:y2="18.547cm" draw:start-shape="id1" draw:start-glue-point="2" draw:end-shape="id15" draw:end-glue-point="0" svg:d="m17500 15547v500h-10750v2500">
          <text:p/>
        </draw:connector>
        <draw:connector draw:style-name="gr2" draw:text-style-name="P2" draw:layer="layout" draw:type="lines" draw:line-skew="0cm -2cm" svg:x1="17.5cm" svg:y1="15.547cm" svg:x2="11.75cm" svg:y2="18.547cm" draw:start-shape="id1" draw:start-glue-point="2" draw:end-shape="id16" draw:end-glue-point="0" svg:d="m17500 15547v500h-5750v2500">
          <text:p/>
        </draw:connector>
        <draw:connector draw:style-name="gr2" draw:text-style-name="P2" draw:layer="layout" draw:type="line" svg:x1="11.75cm" svg:y1="19.547cm" svg:x2="11.75cm" svg:y2="21.047cm" draw:start-shape="id16" draw:start-glue-point="2" draw:end-shape="id17" draw:end-glue-point="0" svg:d="m11750 19547v1500">
          <text:p/>
        </draw:connector>
        <draw:connector draw:style-name="gr2" draw:text-style-name="P2" draw:layer="layout" draw:type="line" svg:x1="20.25cm" svg:y1="23.547cm" svg:x2="20.25cm" svg:y2="25.047cm" draw:start-shape="id18" draw:start-glue-point="2" draw:end-shape="id8" draw:end-glue-point="0" svg:d="m20250 23547v1500">
          <text:p/>
        </draw:connector>
        <draw:connector draw:style-name="gr2" draw:text-style-name="P2" draw:layer="layout" draw:type="line" svg:x1="17.5cm" svg:y1="13.547cm" svg:x2="17.5cm" svg:y2="14.547cm" draw:start-shape="id19" draw:start-glue-point="2" draw:end-shape="id1" draw:end-glue-point="0" svg:d="m17500 13547v1000">
          <text:p/>
        </draw:connector>
        <draw:connector draw:style-name="gr2" draw:text-style-name="P2" draw:layer="layout" draw:type="line" svg:x1="23.5cm" svg:y1="28.547cm" svg:x2="23.5cm" svg:y2="30.047cm" draw:start-shape="id10" draw:start-glue-point="2" draw:end-shape="id20" draw:end-glue-point="0" svg:d="m23500 28547v1500">
          <text:p/>
        </draw:connector>
        <draw:connector draw:style-name="gr2" draw:text-style-name="P2" draw:layer="layout" draw:type="line" svg:x1="18.25cm" svg:y1="31.047cm" svg:x2="18.25cm" svg:y2="32.047cm" draw:start-shape="id12" draw:start-glue-point="2" draw:end-shape="id21" draw:end-glue-point="0" svg:d="m18250 31047v1000">
          <text:p/>
        </draw:connector>
        <draw:connector draw:style-name="gr2" draw:text-style-name="P2" draw:layer="layout" draw:type="line" svg:x1="36.75cm" svg:y1="23.547cm" svg:x2="36.75cm" svg:y2="25.047cm" draw:start-shape="id7" draw:start-glue-point="2" draw:end-shape="id22" draw:end-glue-point="0" svg:d="m36750 23547v1500">
          <text:p/>
        </draw:connector>
        <draw:connector draw:style-name="gr2" draw:text-style-name="P2" draw:layer="layout" draw:type="line" svg:x1="36.75cm" svg:y1="26.047cm" svg:x2="36.75cm" svg:y2="27.547cm" draw:start-shape="id22" draw:start-glue-point="2" draw:end-shape="id23" draw:end-glue-point="0" svg:d="m36750 26047v1500">
          <text:p/>
        </draw:connector>
        <draw:rect draw:style-name="gr1" draw:text-style-name="P1" draw:id="id2" draw:layer="layout" svg:width="2.5cm" svg:height="1cm" svg:x="2cm" svg:y="18.547cm">
          <text:p text:style-name="P1">TYPE</text:p>
        </draw:rect>
        <draw:connector draw:style-name="gr2" draw:text-style-name="P2" draw:layer="layout" draw:type="line" svg:x1="3.25cm" svg:y1="19.547cm" svg:x2="3.25cm" svg:y2="21.047cm" draw:start-shape="id2" draw:start-glue-point="2" draw:end-shape="id24" draw:end-glue-point="0" svg:d="m3250 19547v1500">
          <text:p/>
        </draw:connector>
        <draw:rect draw:style-name="gr1" draw:text-style-name="P1" draw:id="id25" draw:layer="layout" svg:width="4cm" svg:height="1cm" svg:x="27cm" svg:y="27.547cm">
          <text:p text:style-name="P1">CONSTANT</text:p>
        </draw:rect>
        <draw:connector draw:style-name="gr2" draw:text-style-name="P2" draw:layer="layout" draw:type="lines" draw:line-skew="0cm -0.5cm" svg:x1="31.25cm" svg:y1="26.047cm" svg:x2="29cm" svg:y2="27.547cm" draw:start-shape="id13" draw:start-glue-point="2" draw:end-shape="id25" draw:end-glue-point="0" svg:d="m31250 26047v500h-2250v1000">
          <text:p/>
        </draw:connector>
        <draw:connector draw:style-name="gr2" draw:text-style-name="P2" draw:layer="layout" draw:type="lines" draw:line-skew="0cm -0.5cm" svg:x1="28.75cm" svg:y1="23.547cm" svg:x2="26.75cm" svg:y2="25.047cm" draw:start-shape="id6" draw:start-glue-point="2" draw:end-shape="id26" draw:end-glue-point="0" svg:d="m28750 23547v500h-2000v1000">
          <text:p/>
        </draw:connector>
        <draw:connector draw:style-name="gr2" draw:text-style-name="P2" draw:layer="layout" draw:type="lines" draw:line-skew="0cm -0.5cm" svg:x1="28.75cm" svg:y1="23.547cm" svg:x2="31.25cm" svg:y2="25.047cm" draw:start-shape="id6" draw:start-glue-point="2" draw:end-shape="id13" draw:end-glue-point="0" svg:d="m28750 23547v500h2500v1000">
          <text:p/>
        </draw:connector>
        <draw:connector draw:style-name="gr2" draw:text-style-name="P2" draw:layer="layout" draw:type="line" svg:x1="29cm" svg:y1="28.547cm" svg:x2="29cm" svg:y2="30.047cm" draw:start-shape="id25" draw:start-glue-point="2" draw:end-shape="id27" draw:end-glue-point="0" svg:d="m29000 28547v1500">
          <text:p/>
        </draw:connector>
        <draw:rect draw:style-name="gr1" draw:text-style-name="P1" draw:id="id23" draw:layer="layout" svg:width="4.5cm" svg:height="1cm" svg:x="34.5cm" svg:y="27.547cm">
          <text:p text:style-name="P1">CONSTANT</text:p>
        </draw:rect>
        <draw:connector draw:style-name="gr2" draw:text-style-name="P2" draw:layer="layout" draw:type="line" svg:x1="36.75cm" svg:y1="28.547cm" svg:x2="36.75cm" svg:y2="30.047cm" draw:start-shape="id23" draw:start-glue-point="2" draw:end-shape="id28" draw:end-glue-point="0" svg:d="m36750 28547v1500">
          <text:p/>
        </draw:connector>
        <draw:rect draw:style-name="gr1" draw:text-style-name="P1" draw:id="id31" draw:layer="layout" svg:width="2.5cm" svg:height="1cm" svg:x="14cm" svg:y="25.047cm">
          <text:p text:style-name="P1">char</text:p>
        </draw:rect>
        <draw:rect draw:style-name="gr1" draw:text-style-name="P1" draw:id="id30" draw:layer="layout" svg:width="2.5cm" svg:height="1cm" svg:x="14cm" svg:y="22.547cm">
          <text:p text:style-name="P1">TYPE</text:p>
        </draw:rect>
        <draw:rect draw:style-name="gr1" draw:text-style-name="P1" draw:id="id20" draw:layer="layout" svg:width="4cm" svg:height="1cm" svg:x="21.5cm" svg:y="30.047cm">
          <text:p text:style-name="P1">CONSTANT</text:p>
        </draw:rect>
        <draw:connector draw:style-name="gr2" draw:text-style-name="P2" draw:layer="layout" draw:type="line" svg:x1="23.5cm" svg:y1="31.047cm" svg:x2="23.5cm" svg:y2="32.047cm" draw:start-shape="id20" draw:start-glue-point="2" draw:end-shape="id29" draw:end-glue-point="0" svg:d="m23500 31047v1000">
          <text:p/>
        </draw:connector>
        <draw:connector draw:style-name="gr2" draw:text-style-name="P2" draw:layer="layout" draw:type="line" svg:x1="15.25cm" svg:y1="23.547cm" svg:x2="15.25cm" svg:y2="25.047cm" draw:start-shape="id30" draw:start-glue-point="2" draw:end-shape="id31" draw:end-glue-point="0" svg:d="m15250 23547v1500">
          <text:p/>
        </draw:connector>
        <draw:connector draw:style-name="gr2" draw:text-style-name="P2" draw:layer="layout" draw:type="lines" draw:line-skew="0cm -0.5cm" svg:x1="18.25cm" svg:y1="21.047cm" svg:x2="15.25cm" svg:y2="22.547cm" draw:start-shape="id4" draw:start-glue-point="2" draw:end-shape="id30" draw:end-glue-point="0" svg:d="m18250 21047v500h-3000v1000">
          <text:p/>
        </draw:connector>
        <draw:connector draw:style-name="gr2" draw:text-style-name="P2" draw:layer="layout" draw:type="lines" draw:line-skew="0cm -0.5cm" svg:x1="18.25cm" svg:y1="21.047cm" svg:x2="20.25cm" svg:y2="22.547cm" draw:start-shape="id4" draw:start-glue-point="2" draw:end-shape="id18" draw:end-glue-point="0" svg:d="m18250 21047v500h2000v1000">
          <text:p/>
        </draw:connector>
        <draw:custom-shape draw:style-name="gr3" draw:text-style-name="P2" draw:layer="layout" svg:width="2.5cm" svg:height="1cm" svg:x="12.5cm" svg:y="31.547cm">
          <text:p text:style-name="P2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cm" svg:height="1cm" svg:x="31.5cm" svg:y="29.047cm">
          <text:p text:style-name="P2">id=”01”</text:p>
          <draw:enhanced-geometry svg:viewBox="0 0 21600 21600" draw:glue-points="10800 0 0 10800 10800 21600 21600 10800 ?f40 ?f41" draw:text-areas="0 0 21600 21600" draw:type="rectangular-callout" draw:modifiers="16288.5245901639 -11932.86713286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4" draw:text-style-name="P2" draw:layer="layout" svg:width="8.5cm" svg:height="5.5cm" svg:x="32cm" svg:y="11.047cm">
          <text:p/>
        </draw:rect>
        <draw:rect draw:style-name="gr4" draw:text-style-name="P2" draw:layer="layout" svg:width="8.5cm" svg:height="4cm" svg:x="32cm" svg:y="12.547cm">
          <text:p/>
        </draw:rect>
        <draw:frame draw:style-name="gr5" draw:text-style-name="P3" draw:layer="layout" svg:width="7.53cm" svg:height="1.195cm" svg:x="32.5cm" svg:y="11.352cm">
          <draw:text-box>
            <text:p><text:span text:style-name="T1">変数名　　　 変数</text:span><text:span text:style-name="T1">ID</text:span></text:p>
          </draw:text-box>
        </draw:frame>
        <draw:frame draw:style-name="gr5" draw:text-style-name="P3" draw:layer="layout" svg:width="5.95cm" svg:height="1.195cm" svg:x="33.05cm" svg:y="12.547cm">
          <draw:text-box>
            <text:p><text:span text:style-name="T1">haro</text:span><text:span text:style-name="T1">　　　　　</text:span><text:span text:style-name="T1">01</text:span></text:p>
          </draw:text-box>
        </draw:frame>
        <draw:line draw:style-name="gr6" draw:text-style-name="P2" draw:layer="layout" svg:x1="36.33cm" svg:y1="11cm" svg:x2="36.33cm" svg:y2="16.5cm">
          <text:p/>
        </draw:line>
        <draw:rect draw:style-name="gr7" draw:text-style-name="P4" draw:layer="layout" svg:width="13.5cm" svg:height="2cm" svg:x="13cm" svg:y="2cm">
          <text:p text:style-name="P4"><text:span text:style-name="T1">変数がうまく定義できているか</text:span></text:p>
        </draw:rect>
        <draw:frame draw:style-name="gr5" draw:text-style-name="P3" draw:layer="layout" svg:width="5.582cm" svg:height="1.098cm" svg:x="4.418cm" svg:y="2.5cm">
          <draw:text-box>
            <text:p><text:span text:style-name="T1">問題作成意図</text:span></text:p>
          </draw:text-box>
        </draw:frame>
        <draw:frame draw:style-name="gr5" draw:text-style-name="P3" draw:layer="layout" svg:width="6.395cm" svg:height="1.098cm" svg:x="3.605cm" svg:y="7.902cm">
          <draw:text-box>
            <text:p text:style-name="P3"><text:span text:style-name="T1">問題作成ルール</text:span></text:p>
          </draw:text-box>
        </draw:frame>
        <draw:rect draw:style-name="gr8" draw:text-style-name="P4" draw:layer="layout" svg:width="20cm" svg:height="2cm" svg:x="10.5cm" svg:y="7.5cm">
          <text:p text:style-name="P2"><text:span text:style-name="T1">createblank(DECLARATOR,select,nameonly)</text:span></text:p>
        </draw:rect>
        <draw:custom-shape draw:style-name="gr9" draw:text-style-name="P2" draw:layer="layout" svg:width="1.5cm" svg:height="1.5cm" svg:x="19cm" svg:y="5cm">
          <text:p/>
          <draw:enhanced-geometry svg:viewBox="0 0 21600 21600" draw:text-areas="?f0 0 ?f2 ?f5" draw:type="down-arrow" draw:modifiers="15109.926715523 5856.8954030646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5cm" svg:height="4.5cm" svg:x="11.5cm" svg:y="29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19.5cm" svg:y1="9.5cm" svg:x2="15cm" svg:y2="29cm">
          <text:p/>
        </draw:line>
        <draw:rect draw:style-name="gr12" draw:text-style-name="P5" draw:layer="layout" svg:width="3.5cm" svg:height="1.5cm" svg:x="4cm" svg:y="29.5cm">
          <text:p text:style-name="P5"><text:span text:style-name="T2">blanck</text:span></text:p>
        </draw:rect>
        <draw:custom-shape draw:style-name="gr13" draw:text-style-name="P5" draw:layer="layout" svg:width="5.5cm" svg:height="1.058cm" svg:x="2.5cm" svg:y="31.442cm">
          <text:p text:style-name="P5"><text:span text:style-name="T2">name=”A”,id=”1”</text:span></text:p>
          <draw:enhanced-geometry svg:viewBox="0 0 21600 21600" draw:glue-points="10800 0 0 10800 10800 21600 21600 10800 ?f40 ?f41" draw:text-areas="0 0 21600 21600" draw:type="rectangular-callout" draw:modifiers="8980.03999272859 -7098.01699716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cm" svg:height="1.5cm" svg:x="9cm" svg:y="3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3" draw:layer="layout" svg:width="3.889cm" svg:height="1.098cm" svg:x="3.611cm" svg:y="28cm">
          <draw:text-box>
            <text:p><text:span text:style-name="T1">穴の記述</text:span></text:p>
          </draw:text-box>
        </draw:frame>
        <draw:frame draw:style-name="gr5" draw:text-style-name="P3" draw:layer="layout" svg:width="3.673cm" svg:height="1.098cm" svg:x="8.04cm" svg:y="31.614cm">
          <draw:text-box>
            <text:p text:style-name="P3"><text:span text:style-name="T1">置き換え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dc:date>2010-01-19T15:40:21.51</dc:date>
    <meta:editing-cycles>16</meta:editing-cycles>
    <meta:editing-duration>PT04H12M53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